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mitsPerMonth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</table:table-row>
        <table:table-row table:style-name="ro1">
          <table:table-cell table:style-name="Default" office:value-type="string" calcext:value-type="string">
            <text:p>2017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2017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2018-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2018-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2018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2018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18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2018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2018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2018-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string" calcext:value-type="string">
            <text:p>2018-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2018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18-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2018-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2019-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2019-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2019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2019-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string" calcext:value-type="string">
            <text:p>2019-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2019-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2019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2019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2019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2019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2019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2020-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2020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0-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2020-0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1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raph" table:style-name="ta1">
        <table:shapes>
          <draw:frame draw:z-index="0" draw:style-name="gr1" draw:text-style-name="P1" svg:width="488.72mm" svg:height="213.29mm" svg:x="1.93mm" svg:y="2.66mm">
            <loext:p draw:notify-on-update-of-ranges="commitsPerMonth.A1:commitsPerMonth.A1 commitsPerMonth.A2:commitsPerMonth.A31 commitsPerMonth.B1:commitsPerMonth.B1 commitsPerMonth.B2:commitsPerMonth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00/00/0000</text:date>, <text:time style:data-style-name="N2" text:time-value="16:18:21.9770719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6:19:47.101110537</dc:date>
    <meta:editing-duration>PT9M13S</meta:editing-duration>
    <meta:editing-cycles>2</meta:editing-cycles>
    <meta:generator>LibreOffice/5.1.6.2$Linux_X86_64 LibreOffice_project/10m0$Build-2</meta:generator>
    <meta:document-statistic meta:table-count="2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873cm" svg:height="21.33cm" xlink:href=".." xlink:type="simple" chart:class="chart:line" chart:style-name="ch1">
        <chart:title svg:x="19.471cm" svg:y="0.562cm" chart:style-name="ch2">
          <text:p>Commits Number Associated to Bug Type Tickets</text:p>
        </chart:title>
        <chart:subtitle svg:x="20.304cm" svg:y="1.767cm" chart:style-name="ch3">
          <text:p>(only last commit per ticket ID was considered)</text:p>
        </chart:subtitle>
        <chart:legend chart:legend-position="end" svg:x="46.742cm" svg:y="10.366cm" style:legend-expansion="high" chart:style-name="ch4"/>
        <chart:plot-area chart:style-name="ch5" table:cell-range-address="commitsPerMonth.A1:commitsPerMonth.B31" chart:data-source-has-labels="both" svg:x="1.988cm" svg:y="2.876cm" svg:width="43.777cm" svg:height="17.047cm">
          <chartooo:coordinate-region svg:x="2.597cm" svg:y="3.075cm" svg:width="42.546cm" svg:height="16.201cm"/>
          <chart:axis chart:dimension="x" chart:name="primary-x" chart:style-name="ch6" chartooo:axis-type="auto">
            <chartooo:date-scale/>
            <chart:title svg:x="23.475cm" svg:y="20.349cm" chart:style-name="ch7">
              <text:p>Date</text:p>
            </chart:title>
            <chart:categories table:cell-range-address="commitsPerMonth.A2:commitsPerMonth.A31"/>
          </chart:axis>
          <chart:axis chart:dimension="y" chart:name="primary-y" chart:style-name="ch6">
            <chart:title svg:x="0.451cm" svg:y="12.091cm" chart:style-name="ch8">
              <text:p>Commits</text:p>
            </chart:title>
            <chart:grid chart:style-name="ch9" chart:class="major"/>
          </chart:axis>
          <chart:series chart:style-name="ch10" chart:values-cell-range-address="commitsPerMonth.B2:commitsPerMonth.B31" chart:label-cell-address="commitsPerMonth.B1:commitsPerMonth.B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s</text:p>
                <draw:g>
                  <svg:desc>commitsPerMonth.B1:commitsPerMont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11</text:p>
                <draw:g>
                  <svg:desc>commitsPerMonth.A2:commitsPerMonth.A31</svg:desc>
                </draw:g>
              </table:table-cell>
              <table:table-cell office:value-type="float" office:value="6">
                <text:p>6</text:p>
                <draw:g>
                  <svg:desc>commitsPerMonth.B2:commitsPerMonth.B31</svg:desc>
                </draw:g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